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0f7bd" officeooo:paragraph-rsid="0010f7b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2</text:p>
      <text:p text:style-name="P1">U2 comienza su andadura por el año 1976, en la ciudad de Dublin, cuando Larry Mullen colocó una nota en el tablón de anuncios de la escuela, pidiendo gente para montar un grupo.</text:p>
      <text:p text:style-name="P1">A Larry pronto se le unió Adam Clayton, Bono y los hermanos The Edge y Dick. Al principio sólo interpretaban versiones de temas conocidos, pero enseguida comenzaron a componer sus propias canciones.</text:p>
      <text:p text:style-name="P1">Tras el abandono de Dick, el grupo quedó configurado definitivamente con los otros cuatro músicos: Larry en percusión, The Edge en guitarra y teclados, Adam a la guitarra y Bono, el cantante del grupo.</text:p>
      <text:p text:style-name="P1">Tras ganar un concurso de jóvenes talentos, los U2 editaron un single con tres canciones, entre las que se encontraba la celebrada ‘Out of Control’.</text:p>
      <text:p text:style-name="P1">En mayo de 1979 U2 editan un nuevo sencillo, ‘11 O’Clock Tick Tock’. Al siguiente año publican un álbum completo,’Boy’, con moderado éxito tanto en Gran Bretaña como en Estados Unidos.</text:p>
      <text:p text:style-name="P1">A finales de 1981 publican un nuevo album, ‘October’, que primeramente querían llamar ‘Scarlet’, que se convirtió en un éxito de ventas. Comenzaron a ofrecer conciertos y llegaron a tocar en Londres.</text:p>
      <text:p text:style-name="P1">En 1983 sacan un nuevo disco, ‘War’, del cual se vendieron 20 millones de copias en todo el mundo. Poco después sacaron ‘The Unforgottable Fire’, con el que repitieron el éxito de su anterior disco.</text:p>
      <text:p text:style-name="P1">A principios de 1987 sacaron a la venta ‘The Joshua Tree’, el cual se agotó en los comercios a los dos días de salir.</text:p>
      <text:p text:style-name="P1">Poco después U2 edita ‘Rattle And Hum’, tras el cual se tomaron un periodo de reflexión para, a continuación, publicar ‘Atchung, Baby’, lo que supuso un cambio en el estilo del grupo, y ‘Zooropa’.</text:p>
      <text:p text:style-name="P1">Tras un periodo de descanso, Larry y Adam compusieron el tema de la película ‘Mission Impossible’, y el grupo trabajó en conjunto para crear la banda sonora de ‘Batman Forever’.</text:p>
      <text:p text:style-name="P1">En 1997 sacaron a la luz un nuevo álbum, ‘Pop’, que supuso un enorme éxito de crítica y ventas. Para ello se ayudaron de un enorme despliegue en todos sus conciertos. </text:p>
      <text:p text:style-name="P1">A finales del 2000 publican ‘All That You Can’t Leave Behind’, un disco con el que vuelven sus orígenes rockeros. Un disco producido por los propios U2 y con letras de Bono, cuyo primer single, ‘Beautiful Day’ se colocó entre los grandes éxitos de la temporada</text:p>
      <text:p text:style-name="P1">A finales del 2002 se publica el segundo volumen de grandes éxitos de la banda de rock más importante del momento. “The Best Of 1990 2000” recoge las mejores canciones de la banda irlandesa durante una de las décadas más importantes de la historia musical.</text:p>
      <text:p text:style-name="P1">Este segundo volumen recoge canciones de los 4 discos de estudio grabados y editados en esta década. “Achtung Baby”, “Zooropa”, “Pop”, “All That You Can’t Leave Behind”.</text:p>
      <text:p text:style-name="P1">En 2004 publican un nuevo trabajo de estudio, “How to dismantle an atomic bomb”. ‘How to Dismantle an Atomic Bomb’ fue grabado en el estudio de grabación de la banda en Hanover Quay, Dublín y también en el Sur de Francia. La producción corrió a cargo de Steve Lillywhite y también aportaron su experiencia en producción otros nombres como Chris Thomas, Flood, Jacknife Lee, Bryan Eno, Daniel Lanois, Nellee Hooper y Carl Glanville. </text:p>
      <text:p text:style-name="P1">En enero de 2009 aparece “No Line On The Horizon”, producido por Brian Eno3, Danny Lanois y Steve Lillywhite y fue grabado en Fez (Marruecos), en los estudios de la banda en Dublín y en los estudios Olympic de Lond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Fernández</meta:initial-creator>
    <meta:creation-date>2016-04-11T09:36:22.403000000</meta:creation-date>
    <dc:date>2016-04-11T09:37:51.112000000</dc:date>
    <dc:creator>Diego Fernández</dc:creator>
    <meta:editing-duration>PT4S</meta:editing-duration>
    <meta:editing-cycles>2</meta:editing-cycles>
    <meta:generator>LibreOffice/4.2.4.2$Windows_x86 LibreOffice_project/63150712c6d317d27ce2db16eb94c2f3d7b699f8</meta:generator>
    <meta:document-statistic meta:table-count="0" meta:image-count="0" meta:object-count="0" meta:page-count="1" meta:paragraph-count="17" meta:word-count="573" meta:character-count="3299" meta:non-whitespace-character-count="2741"/>
  </office:meta>
</office:document-meta>
</file>